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11in"/>
    </style:style>
    <style:style style:name="co2" style:family="table-column">
      <style:table-column-properties fo:break-before="auto" style:column-width="2.489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3.8764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411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571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717in" fo:break-before="auto" style:use-optimal-row-height="false"/>
    </style:style>
    <style:style style:name="ro7" style:family="table-row">
      <style:table-row-properties style:row-height="0.6126in" fo:break-before="auto" style:use-optimal-row-height="false"/>
    </style:style>
    <style:style style:name="ro8" style:family="table-row">
      <style:table-row-properties style:row-height="0.7217in" fo:break-before="auto" style:use-optimal-row-height="false"/>
    </style:style>
    <style:style style:name="ro9" style:family="table-row">
      <style:table-row-properties style:row-height="0.8335in" fo:break-before="auto" style:use-optimal-row-height="false"/>
    </style:style>
    <style:style style:name="ro10" style:family="table-row">
      <style:table-row-properties style:row-height="0.5417in" fo:break-before="page" style:use-optimal-row-height="false"/>
    </style:style>
    <style:style style:name="ro11" style:family="table-row">
      <style:table-row-properties style:row-height="0.1772in" fo:break-before="auto" style:use-optimal-row-height="true"/>
    </style:style>
    <style:style style:name="ta1" style:family="table" style:master-page-name="PageStyle_5f_Retirement_20_Checklist">
      <style:table-properties table:display="true" style:writing-mode="lr-tb" tableooo:tab-color="#0000ff"/>
    </style:style>
    <style:style style:name="ta2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/>
      <style:text-properties fo:color="#ff00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ackground-color="#d5d3cd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30">
      <style:table-cell-properties style:glyph-orientation-vertical="0" fo:background-color="#d5d3cd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138in solid #808080" fo:background-color="#d5d3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0.0138in solid #808080" fo:background-color="#d5d3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138in solid #808080" fo:background-color="#d5d3cd" style:diagonal-bl-tr="none" style:diagonal-tl-br="none" fo:border-left="none" fo:border-right="none" style:rotation-align="none" fo:border-top="0.0138in solid #80808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0.0138in solid #000000" fo:background-color="#d5d3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848284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48284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138in solid #848284" fo:background-color="#d5d3c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848284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138in solid #848284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0.0138in solid #848284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d5d3cd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5d3cd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d5d3cd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138in solid #808080" fo:background-color="#d5d3cd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138in solid #808080" fo:background-color="#d5d3cd" style:diagonal-bl-tr="none" style:diagonal-tl-br="none" fo:border-left="none" fo:border-right="0.0138in solid #000000" style:rotation-align="none" fo:border-top="0.0138in solid #80808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d5d3cd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80808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38in solid #848284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48284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0138in solid #848284" fo:background-color="#d5d3c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848284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848284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138in solid #848284" fo:background-color="#ffffff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138in solid #848284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848284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0.0138in solid #808080" fo:background-color="#d5d3cd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0138in solid #808080" fo:background-color="#d5d3cd" style:diagonal-bl-tr="none" style:diagonal-tl-br="none" fo:border-left="0.0138in solid #000000" fo:border-right="none" style:rotation-align="none" fo:border-top="0.0138in solid #80808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fo:border-bottom="0.0138in solid #808080" fo:background-color="#d5d3cd" style:diagonal-bl-tr="none" style:diagonal-tl-br="none" fo:border-left="0.0138in solid #000000" fo:border-right="none" style:rotation-align="none" fo:border-top="0.0138in solid #80808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0138in solid #000000" fo:background-color="#d5d3cd" style:diagonal-bl-tr="none" style:diagonal-tl-br="none" fo:border-left="0.0138in solid #000000" fo:border-right="none" style:rotation-align="none" fo:border-top="0.0138in solid #80808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848284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7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848284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848284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848284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848284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808080" fo:background-color="#d5d3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0138in solid #808080" fo:background-color="#d5d3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0138in solid #000000" fo:background-color="#d5d3cd" style:diagonal-bl-tr="none" style:diagonal-tl-br="none" fo:border-left="none" fo:border-right="none" style:rotation-align="none" fo:border-top="0.0138in solid #80808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0.0138in solid #848284" fo:background-color="#d5d3cd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138in solid #848284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0.0138in solid #848284" fo:background-color="#ffffff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138in solid #848284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848284" style:diagonal-bl-tr="none" style:diagonal-tl-br="none" style:text-align-source="value-type" style:repeat-content="false" fo:wrap-option="wrap" fo:border-left="0.0008in solid #000000" style:direction="ltr" fo:border-right="none" style:rotation-angle="0" style:rotation-align="none" style:shrink-to-fit="false" fo:border-top="0.0138in solid #848284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848284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false" fo:border-top="0.0138in solid #848284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ffffff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Retirement Checklist" table:style-name="ta1" table:print-ranges="'Retirement Checklist'.A1:'Retirement Checklist'.D3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8"/>
        <table:table-column table:style-name="co4" table:default-cell-style-name="ce18"/>
        <table:table-column table:style-name="co5" table:number-columns-repeated="252" table:default-cell-style-name="ce18"/>
        <table:table-column table:style-name="co6" table:number-columns-repeated="768" table:default-cell-style-name="Default"/>
        <table:table-row table:style-name="ro1">
          <table:table-cell table:style-name="ce1" office:value-type="string">
            <text:p>Mr. Adam Smit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state Planning Checklist</text:p>
          </table:table-cell>
          <table:table-cell table:style-name="ce15"/>
          <table:table-cell table:style-name="ce28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16"/>
          <table:table-cell table:style-name="ce28" table:number-columns-repeated="2"/>
          <table:table-cell table:number-columns-repeated="1020"/>
        </table:table-row>
        <table:table-row table:style-name="ro2">
          <table:table-cell table:style-name="ce3" office:value-type="date" office:date-value="2015-09-05">
            <text:p>9/5/15</text:p>
          </table:table-cell>
          <table:table-cell table:style-name="ce17"/>
          <table:table-cell table:style-name="ce28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18"/>
          <table:table-cell table:style-name="ce28" table:number-columns-repeated="2"/>
          <table:table-cell table:number-columns-repeated="1020"/>
        </table:table-row>
        <table:table-row table:style-name="ro2">
          <table:table-cell table:style-name="ce5" office:value-type="string">
            <text:p>Address:</text:p>
          </table:table-cell>
          <table:table-cell table:style-name="ce19" office:value-type="string">
            <text:p>H-106 Suit TECH TOWN NORTH</text:p>
          </table:table-cell>
          <table:table-cell table:style-name="ce29" office:value-type="string">
            <text:p>Medicare Number:</text:p>
          </table:table-cell>
          <table:table-cell table:style-name="ce38" office:value-type="string">
            <text:p>(555) 123-4567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hone:</text:p>
          </table:table-cell>
          <table:table-cell table:style-name="ce20" office:value-type="string">
            <text:p>(555) 555-5555</text:p>
          </table:table-cell>
          <table:table-cell table:style-name="ce30" office:value-type="string">
            <text:p>Primary Physician:</text:p>
          </table:table-cell>
          <table:table-cell table:style-name="ce39" office:value-type="string">
            <text:p>Mr. David Boon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Marital Status:</text:p>
          </table:table-cell>
          <table:table-cell table:style-name="ce20" office:value-type="string">
            <text:p>Married</text:p>
          </table:table-cell>
          <table:table-cell table:style-name="ce31" office:value-type="string">
            <text:p>Primary Insurance:</text:p>
          </table:table-cell>
          <table:table-cell table:style-name="ce39" office:value-type="string">
            <text:p>Instabra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Spouse Contact Information:</text:p>
          </table:table-cell>
          <table:table-cell table:style-name="ce21" office:value-type="string">
            <text:p>(555) 444-4444</text:p>
          </table:table-cell>
          <table:table-cell table:style-name="ce32"/>
          <table:table-cell table:style-name="ce40"/>
          <table:table-cell table:number-columns-repeated="1020"/>
        </table:table-row>
        <table:table-row table:style-name="ro4">
          <table:table-cell table:style-name="ce9"/>
          <table:table-cell table:style-name="ce22"/>
          <table:table-cell table:style-name="ce33"/>
          <table:table-cell table:style-name="ce41"/>
          <table:table-cell table:number-columns-repeated="1020"/>
        </table:table-row>
        <table:table-row table:style-name="ro3">
          <table:table-cell table:style-name="ce10" office:value-type="string" table:number-columns-spanned="4" table:number-rows-spanned="1">
            <text:p>LIFESTYLE</text:p>
          </table:table-cell>
          <table:covered-table-cell table:number-columns-repeated="3" table:style-name="ce23"/>
          <table:table-cell table:number-columns-repeated="1020"/>
        </table:table-row>
        <table:table-row table:style-name="ro5">
          <table:table-cell table:style-name="ce11" office:value-type="string">
            <text:p>Key Consideration</text:p>
          </table:table-cell>
          <table:table-cell table:style-name="ce24" office:value-type="string">
            <text:p>Question</text:p>
          </table:table-cell>
          <table:table-cell table:style-name="ce24" office:value-type="string">
            <text:p>Answer</text:p>
          </table:table-cell>
          <table:table-cell table:style-name="ce42" office:value-type="string">
            <text:p>Notes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Preferred style of living</text:p>
          </table:table-cell>
          <table:table-cell table:style-name="ce25" office:value-type="string">
            <text:p>Where do you plan to live after retirement?</text:p>
          </table:table-cell>
          <table:table-cell table:style-name="ce34" office:value-type="string">
            <text:p>Portland, OR</text:p>
          </table:table-cell>
          <table:table-cell table:style-name="ce43" office:value-type="string">
            <text:p>My wife and I plan to move to Portland when I am age 55 (3 years from now).</text:p>
          </table:table-cell>
          <table:table-cell table:style-name="ce46" table:number-columns-repeated="1020"/>
        </table:table-row>
        <table:table-row table:style-name="ro6">
          <table:table-cell table:style-name="ce12" office:value-type="string">
            <text:p>Preferred style of living</text:p>
          </table:table-cell>
          <table:table-cell table:style-name="ce25" office:value-type="string">
            <text:p>Do you plan to finish life at home or in assisted living?</text:p>
          </table:table-cell>
          <table:table-cell table:style-name="ce35" office:value-type="string">
            <text:p>Retirement community</text:p>
          </table:table-cell>
          <table:table-cell table:style-name="ce43" office:value-type="string">
            <text:p>We'd like to move into an over-55 community that provides assisted living and nursing home support as required.</text:p>
          </table:table-cell>
          <table:table-cell table:number-columns-repeated="1020"/>
        </table:table-row>
        <table:table-row table:style-name="ro3">
          <table:table-cell table:style-name="ce10" office:value-type="string" table:number-columns-spanned="4" table:number-rows-spanned="1">
            <text:p>HEALTH<text:span text:style-name="T1"> </text:span></text:p>
          </table:table-cell>
          <table:covered-table-cell table:number-columns-repeated="3" table:style-name="ce23"/>
          <table:table-cell table:number-columns-repeated="1020"/>
        </table:table-row>
        <table:table-row table:style-name="ro5">
          <table:table-cell table:style-name="ce11" office:value-type="string">
            <text:p>Key Consideration</text:p>
          </table:table-cell>
          <table:table-cell table:style-name="ce24" office:value-type="string">
            <text:p>Question</text:p>
          </table:table-cell>
          <table:table-cell table:style-name="ce24" office:value-type="string">
            <text:p>Answer</text:p>
          </table:table-cell>
          <table:table-cell table:style-name="ce42" office:value-type="string">
            <text:p>Notes</text:p>
          </table:table-cell>
          <table:table-cell table:number-columns-repeated="1020"/>
        </table:table-row>
        <table:table-row table:style-name="ro7">
          <table:table-cell table:style-name="ce12" office:value-type="string">
            <text:p>Health insurance</text:p>
          </table:table-cell>
          <table:table-cell table:style-name="ce26" office:value-type="string">
            <text:p>What level of benefits will be required in a worst-case scenario?</text:p>
          </table:table-cell>
          <table:table-cell table:style-name="ce36" office:value-type="string">
            <text:p>$9,000/month</text:p>
          </table:table-cell>
          <table:table-cell table:style-name="ce44" office:value-type="string">
            <text:p>If one of us gets a debilitating illness, our current health insurance covers up to $1,000 of costs per month. We need to explore obtaining additional coverage.</text:p>
          </table:table-cell>
          <table:table-cell table:number-columns-repeated="1020"/>
        </table:table-row>
        <table:table-row table:style-name="ro8">
          <table:table-cell table:style-name="ce12" office:value-type="string">
            <text:p>Medical</text:p>
          </table:table-cell>
          <table:table-cell table:style-name="ce26" office:value-type="string">
            <text:p>Have you compiled a list of your medical history, physicians, and current medication prescriptions?</text:p>
          </table:table-cell>
          <table:table-cell table:style-name="ce36" office:value-type="string">
            <text:p>Yes</text:p>
          </table:table-cell>
          <table:table-cell table:style-name="ce44" office:value-type="string">
            <text:p>A list is located in our bank safe. The list was last updated on 1/1/2005.</text:p>
          </table:table-cell>
          <table:table-cell table:number-columns-repeated="1020"/>
        </table:table-row>
        <table:table-row table:style-name="ro8">
          <table:table-cell table:style-name="ce12" office:value-type="string">
            <text:p>Long-term care</text:p>
          </table:table-cell>
          <table:table-cell table:style-name="ce26" office:value-type="string">
            <text:p>Does your family have a history of debilitating illness and/or long life expectancy?</text:p>
          </table:table-cell>
          <table:table-cell table:style-name="ce36" office:value-type="string">
            <text:p>No</text:p>
          </table:table-cell>
          <table:table-cell table:style-name="ce44" office:value-type="string">
            <text:p>We'd like to explore long-term care insurance, but only as a supplement to existing life insurance policies.</text:p>
          </table:table-cell>
          <table:table-cell table:number-columns-repeated="1020"/>
        </table:table-row>
        <table:table-row table:style-name="ro3">
          <table:table-cell table:style-name="ce10" office:value-type="string" table:number-columns-spanned="4" table:number-rows-spanned="1">
            <text:p>FINANCES</text:p>
          </table:table-cell>
          <table:covered-table-cell table:number-columns-repeated="3" table:style-name="ce23"/>
          <table:table-cell table:number-columns-repeated="1020"/>
        </table:table-row>
        <table:table-row table:style-name="ro5">
          <table:table-cell table:style-name="ce11" office:value-type="string">
            <text:p>Key Consideration</text:p>
          </table:table-cell>
          <table:table-cell table:style-name="ce24" office:value-type="string">
            <text:p>Question</text:p>
          </table:table-cell>
          <table:table-cell table:style-name="ce24" office:value-type="string">
            <text:p>Answer</text:p>
          </table:table-cell>
          <table:table-cell table:style-name="ce42" office:value-type="string">
            <text:p>Notes</text:p>
          </table:table-cell>
          <table:table-cell table:number-columns-repeated="1020"/>
        </table:table-row>
        <table:table-row table:style-name="ro9">
          <table:table-cell table:style-name="ce12" office:value-type="string">
            <text:p>Asset listing</text:p>
          </table:table-cell>
          <table:table-cell table:style-name="ce26" office:value-type="string">
            <text:p>Have you compiled a list of all the assets you or your spouse (if applicable) own? Do you update this list monthly?</text:p>
          </table:table-cell>
          <table:table-cell table:style-name="ce36" office:value-type="string">
            <text:p>Yes</text:p>
          </table:table-cell>
          <table:table-cell table:style-name="ce44" office:value-type="string">
            <text:p>A list is located in our bank safe. It was last updated on 1/1/2005. We update this list monthly.</text:p>
          </table:table-cell>
          <table:table-cell table:number-columns-repeated="1020"/>
        </table:table-row>
        <table:table-row table:style-name="ro8">
          <table:table-cell table:style-name="ce12" office:value-type="string">
            <text:p>Asset protection</text:p>
          </table:table-cell>
          <table:table-cell table:style-name="ce26" office:value-type="string">
            <text:p>Based on a conservative investment strategy, will returns be enough to support your desired style of living?</text:p>
          </table:table-cell>
          <table:table-cell table:style-name="ce36" office:value-type="string">
            <text:p>No</text:p>
          </table:table-cell>
          <table:table-cell table:style-name="ce44" office:value-type="string">
            <text:p>Based on current and projected income/asset mix, higher returns will be required over the next 3 years. Otherwise, I'll need to work until age 60.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Tax minimization</text:p>
          </table:table-cell>
          <table:table-cell table:style-name="ce26" office:value-type="string">
            <text:p>At what tax rate will you be taxed during your later years?</text:p>
          </table:table-cell>
          <table:table-cell table:style-name="ce36" office:value-type="float" office:value="0.25">
            <text:p>0.25</text:p>
          </table:table-cell>
          <table:table-cell table:style-name="ce44" office:value-type="string">
            <text:p>We'd like to consider new investments to lower the effective tax rate during our retirement years.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Life insurance</text:p>
          </table:table-cell>
          <table:table-cell table:style-name="ce26" office:value-type="string">
            <text:p>How do you plan to protect your beneficiaries?</text:p>
          </table:table-cell>
          <table:table-cell table:style-name="ce36" office:value-type="string">
            <text:p>$1.5M in coverage</text:p>
          </table:table-cell>
          <table:table-cell table:style-name="ce44" office:value-type="string">
            <text:p>A $1.5M death benefit will cover the surviving spouse. A sizable estate will pass to our two children.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Estate planning</text:p>
          </table:table-cell>
          <table:table-cell table:style-name="ce26" office:value-type="string">
            <text:p>How do you want to pass your assets on to the next generation?</text:p>
          </table:table-cell>
          <table:table-cell table:style-name="ce36" office:value-type="string">
            <text:p>100% distribution</text:p>
          </table:table-cell>
          <table:table-cell table:style-name="ce44" office:value-type="string">
            <text:p>We'd like to create a trust to ensure that all of our assets pass directly to our children without requiring probate.</text:p>
          </table:table-cell>
          <table:table-cell table:number-columns-repeated="1020"/>
        </table:table-row>
        <table:table-row table:style-name="ro3">
          <table:table-cell table:style-name="ce10" office:value-type="string" table:number-columns-spanned="4" table:number-rows-spanned="1">
            <text:p>LEGAL</text:p>
          </table:table-cell>
          <table:covered-table-cell table:number-columns-repeated="3" table:style-name="ce23"/>
          <table:table-cell table:number-columns-repeated="1020"/>
        </table:table-row>
        <table:table-row table:style-name="ro5">
          <table:table-cell table:style-name="ce11" office:value-type="string">
            <text:p>Key Consideration</text:p>
          </table:table-cell>
          <table:table-cell table:style-name="ce24" office:value-type="string">
            <text:p><text:s/>Question</text:p>
          </table:table-cell>
          <table:table-cell table:style-name="ce24" office:value-type="string">
            <text:p>Answer</text:p>
          </table:table-cell>
          <table:table-cell table:style-name="ce42" office:value-type="string">
            <text:p>Notes</text:p>
          </table:table-cell>
          <table:table-cell table:number-columns-repeated="1020"/>
        </table:table-row>
        <table:table-row table:style-name="ro8">
          <table:table-cell table:style-name="ce12" office:value-type="string">
            <text:p>Friends and family</text:p>
          </table:table-cell>
          <table:table-cell table:style-name="ce26" office:value-type="string">
            <text:p>Have you compiled a list of contact information for your closest family and trusted friends?</text:p>
          </table:table-cell>
          <table:table-cell table:style-name="ce36" office:value-type="string">
            <text:p>Yes</text:p>
          </table:table-cell>
          <table:table-cell table:style-name="ce44" office:value-type="string">
            <text:p>A list is located in our bank safe. The list was last updated on 1/1/2005.</text:p>
          </table:table-cell>
          <table:table-cell table:number-columns-repeated="1020"/>
        </table:table-row>
        <table:table-row table:style-name="ro6">
          <table:table-cell table:style-name="ce12" office:value-type="string">
            <text:p>Wills</text:p>
          </table:table-cell>
          <table:table-cell table:style-name="ce26" office:value-type="string">
            <text:p>Do you have an updated will and living will prepared?</text:p>
          </table:table-cell>
          <table:table-cell table:style-name="ce36" office:value-type="string">
            <text:p>Yes</text:p>
          </table:table-cell>
          <table:table-cell table:style-name="ce44" office:value-type="string">
            <text:p>Both documents are located in our bank safe. Our lawyer reviews them every year.</text:p>
          </table:table-cell>
          <table:table-cell table:number-columns-repeated="1020"/>
        </table:table-row>
        <table:table-row table:style-name="ro8">
          <table:table-cell table:style-name="ce12" office:value-type="string">
            <text:p>Power of attorney (POA)</text:p>
          </table:table-cell>
          <table:table-cell table:style-name="ce26" office:value-type="string">
            <text:p>Who will handle your will or living will?</text:p>
          </table:table-cell>
          <table:table-cell table:style-name="ce36" office:value-type="string">
            <text:p>Paula Nartker</text:p>
          </table:table-cell>
          <table:table-cell table:style-name="ce44" office:value-type="string">
            <text:p>Paula is designated as our POA if the surviving spouse is declared incompetent because of medical reasons.</text:p>
          </table:table-cell>
          <table:table-cell table:number-columns-repeated="1020"/>
        </table:table-row>
        <table:table-row table:style-name="ro10">
          <table:table-cell table:style-name="ce13"/>
          <table:table-cell table:style-name="ce27"/>
          <table:table-cell table:style-name="ce37"/>
          <table:table-cell table:style-name="ce45"/>
          <table:table-cell table:number-columns-repeated="1020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Retirement Checklist'.$A$1" table:cell-range-address="$'Retirement Checklist'.$A$1:.$D$31" table:range-usable-as="print-range"/>
        </table:named-expressions>
      </table:table>
      <table:table table:name="Sheet1" table:style-name="ta2">
        <table:table-column table:style-name="co7" table:number-columns-repeated="256" table:default-cell-style-name="Default"/>
        <table:table-row table:style-name="ro11">
          <table:table-cell table:style-name="ce18" office:value-type="string">
            <text:p>Courtsey</text:p>
          </table:table-cell>
          <table:table-cell table:number-columns-repeated="255"/>
        </table:table-row>
        <table:table-row table:style-name="ro11">
          <table:table-cell table:style-name="ce47" office:value-type="string">
            <text:p><text:span text:style-name="T2"><text:a xlink:href="http://www.templatehaven.com/">www.templatehaven.com</text:a></text:span></text:p>
          </table:table-cell>
          <table:table-cell table:number-columns-repeated="255"/>
        </table:table-row>
        <table:table-row table:style-name="ro11" table:number-rows-repeated="1048573">
          <table:table-cell table:number-columns-repeated="256"/>
        </table:table-row>
        <table:table-row table:style-name="ro11">
          <table:table-cell table:number-columns-repeated="256"/>
        </table:table-row>
        <table:named-expressions/>
      </table:table>
      <table:named-expressions>
        <table:named-expression table:name="Base_Data_Input_Page" table:base-cell-address="$'Retirement Checklist'.$A$1" table:expression="[$#REF!.$B$8]"/>
        <table:named-expression table:name="Benefits_Realized" table:base-cell-address="$'Retirement Checklist'.$A$1" table:expression="[$'Retirement Checklist'.$#REF!$#REF!]"/>
        <table:named-expression table:name="Cash___ROI_Statement" table:base-cell-address="$'Retirement Checklist'.$A$1" table:expression="[$'Retirement Checklist'.$#REF!$#REF!]"/>
        <table:named-expression table:name="Compensation_Revenue" table:base-cell-address="$'Retirement Checklist'.$A$1" table:expression="[$#REF!.$E$6:.$E$30]"/>
        <table:named-expression table:name="Cost_of_Vacancy_of_Sales_and_Service_Employees" table:base-cell-address="$'Retirement Checklist'.$A$1" table:expression="[$#REF!.$B$29]"/>
        <table:named-expression table:name="Direct_Savings_from_ASP_strategy" table:base-cell-address="$'Retirement Checklist'.$A$1" table:expression="[$#REF!.$B$3]"/>
        <table:named-expression table:name="Discounted_Cash_Flow" table:base-cell-address="$'Retirement Checklist'.$A$1" table:expression="[$'Retirement Checklist'.$#REF!$#REF!]"/>
        <table:named-expression table:name="Do_you_wish_to_include_timeliness_and_adequacy_calculation?" table:base-cell-address="$'Retirement Checklist'.$A$1" table:expression="[$#REF!.$B$44]"/>
        <table:named-expression table:name="Enter_number" table:base-cell-address="$'Retirement Checklist'.$A$1" table:expression="[$#REF!.$H$71]"/>
        <table:named-expression table:name="External_Time_to_Start__Total" table:base-cell-address="$'Retirement Checklist'.$A$1" table:expression="[$#REF!.$#REF!$#REF!:.$#REF!$#REF!]"/>
        <table:named-expression table:name="Human_Capital_Income_Statement" table:base-cell-address="$'Retirement Checklist'.$A$1" table:expression="[$#REF!.$D$6]"/>
        <table:named-expression table:name="Human_Capital_Return_On_Investment" table:base-cell-address="$'Retirement Checklist'.$A$1" table:expression="[$#REF!.$B$6:.$B$30]"/>
        <table:named-expression table:name="Intangible_Benefits_Summary" table:base-cell-address="$'Retirement Checklist'.$A$1" table:expression="[$#REF!.$#REF!$#REF!]"/>
        <table:named-expression table:name="NPV" table:base-cell-address="$'Retirement Checklist'.$A$1" table:expression="[$'Retirement Checklist'.$#REF!$#REF!]"/>
        <table:named-expression table:name="Operating_Expense_Factor" table:base-cell-address="$'Retirement Checklist'.$A$1" table:expression="[$#REF!.$D$6:.$D$30]"/>
        <table:named-expression table:name="Payback__years" table:base-cell-address="$'Retirement Checklist'.$A$1" table:expression="[$'Retirement Checklist'.$#REF!$#REF!]"/>
        <table:named-expression table:name="Reduce_Turnover_of_Top_Performers" table:base-cell-address="$'Retirement Checklist'.$A$1" table:expression="[$#REF!.$#REF!$#REF!]"/>
        <table:named-expression table:name="Reduce_Turnover_Timely_Compensation_Review_Increase_Utilization" table:base-cell-address="$'Retirement Checklist'.$A$1" table:expression="[$#REF!.$B$10]"/>
        <table:named-expression table:name="ROI" table:base-cell-address="$'Retirement Checklist'.$A$1" table:expression="[$'Retirement Checklist'.$#REF!$#REF!]"/>
        <table:named-expression table:name="Separation_Rate" table:base-cell-address="$'Retirement Checklist'.$A$1" table:expression="[$#REF!.$G$6:.$G$30]"/>
        <table:named-expression table:name="Shorten_Compensation_Planning_Cycle_time_for_Compensation_Group" table:base-cell-address="$'Retirement Checklist'.$A$1" table:expression="[$#REF!.$B$10]"/>
        <table:named-expression table:name="Total_Compensation_Expense" table:base-cell-address="$'Retirement Checklist'.$A$1" table:expression="[$#REF!.$F$6:.$F$30]"/>
        <table:named-expression table:name="Total_Labor_Cost_Revenue" table:base-cell-address="$'Retirement Checklist'.$A$1" table:expression="[$#REF!.$#REF!$#REF!:.$#REF!$#REF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 $</number:text>
      <number:number number:decimal-places="3" number:min-integer-digits="1" number:grouping="true"/>
      <number:text> </number:text>
    </number:number-style>
    <number:number-style style:name="N128P1" style:volatile="true">
      <number:text> $(</number:text>
      <number:number number:decimal-places="3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1" number:min-integer-digits="1" number:grouping="true"/>
      <number:text> </number:text>
    </number:number-style>
    <number:number-style style:name="N129P1" style:volatile="true">
      <number:text> $(</number:text>
      <number:number number:decimal-places="1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percentage-style style:name="N133">
      <number:number number:decimal-places="1" number:min-integer-digits="1"/>
      <number:text>%</number:text>
    </number:percentage-style>
    <number:number-style style:name="N134P0" style:volatile="true">
      <number:text> </number:text>
      <number:number number:decimal-places="1" number:min-integer-digits="1" number:grouping="true"/>
      <number:text> </number:text>
    </number:number-style>
    <number:number-style style:name="N134P1" style:volatile="true">
      <number:text> (</number:text>
      <number:number number:decimal-places="1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$</number:text>
      <number:number number:decimal-places="0" number:min-integer-digits="1" number:grouping="true"/>
    </number:number-style>
    <number:percentage-style style:name="N137">
      <number:number number:decimal-places="15" number:min-integer-digits="1"/>
      <number:text>%</number:text>
    </number:percentage-style>
    <number:percentage-style style:name="N138">
      <number:number number:decimal-places="16" number:min-integer-digits="1"/>
      <number:text>%</number:text>
    </number:percentage-style>
    <number:percentage-style style:name="N139">
      <number:number number:decimal-places="14" number:min-integer-digits="1"/>
      <number:text>%</number:text>
    </number:percentage-style>
    <number:percentage-style style:name="N140">
      <number:number number:decimal-places="13" number:min-integer-digits="1"/>
      <number:text>%</number:text>
    </number:percentage-style>
    <number:percentage-style style:name="N141">
      <number:number number:decimal-places="12" number:min-integer-digits="1"/>
      <number:text>%</number:text>
    </number:percentage-style>
    <number:percentage-style style:name="N142">
      <number:number number:decimal-places="11" number:min-integer-digits="1"/>
      <number:text>%</number:text>
    </number:percentage-style>
    <number:percentage-style style:name="N143">
      <number:number number:decimal-places="10" number:min-integer-digits="1"/>
      <number:text>%</number:text>
    </number:percentage-style>
    <number:percentage-style style:name="N144">
      <number:number number:decimal-places="9" number:min-integer-digits="1"/>
      <number:text>%</number:text>
    </number:percentage-style>
    <number:percentage-style style:name="N145">
      <number:number number:decimal-places="8" number:min-integer-digits="1"/>
      <number:text>%</number:text>
    </number:percentage-style>
    <number:percentage-style style:name="N146">
      <number:number number:decimal-places="7" number:min-integer-digits="1"/>
      <number:text>%</number:text>
    </number:percentage-style>
    <number:percentage-style style:name="N147">
      <number:number number:decimal-places="6" number:min-integer-digits="1"/>
      <number:text>%</number:text>
    </number:percentage-style>
    <number:percentage-style style:name="N148">
      <number:number number:decimal-places="5" number:min-integer-digits="1"/>
      <number:text>%</number:text>
    </number:percentage-style>
    <number:percentage-style style:name="N149">
      <number:number number:decimal-places="4" number:min-integer-digits="1"/>
      <number:text>%</number:text>
    </number:percentage-style>
    <number:percentage-style style:name="N150">
      <number:number number:decimal-places="3" number:min-integer-digits="1"/>
      <number:text>%</number:text>
    </number:percentage-style>
    <number:number-style style:name="N151">
      <number:number number:decimal-places="1" number:min-integer-digits="1"/>
    </number:number-style>
    <number:number-style style:name="N152P0" style:volatile="true">
      <number:text> </number:text>
      <number:number number:decimal-places="3" number:min-integer-digits="1" number:grouping="true"/>
      <number:text> </number:text>
    </number:number-style>
    <number:number-style style:name="N152P1" style:volatile="true">
      <number:text> (</number:text>
      <number:number number:decimal-places="3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4" number:min-integer-digits="1" number:grouping="true"/>
      <number:text> </number:text>
    </number:number-style>
    <number:number-style style:name="N153P1" style:volatile="true">
      <number:text> (</number:text>
      <number:number number:decimal-places="4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number number:decimal-places="4" number:min-integer-digits="1" number:grouping="true"/>
      <number:text> </number:text>
    </number:number-style>
    <number:number-style style:name="N154P1" style:volatile="true">
      <number:text> $(</number:text>
      <number:number number:decimal-places="4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number number:decimal-places="1" number:min-integer-digits="1" number:grouping="true"/>
      <number:text> </number:text>
    </number:number-style>
    <number:number-style style:name="N155P1" style:volatile="true">
      <number:text> (</number:text>
      <number:number number:decimal-places="1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8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6" number:min-integer-digits="1"/>
    </number:number-style>
    <number:number-style style:name="N159">
      <number:number number:decimal-places="5" number:min-integer-digits="1"/>
    </number:number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">
      <number:text>$</number:text>
      <number:number number:decimal-places="1" number:min-integer-digits="1" number:grouping="true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902in" fo:margin-bottom="0.5201in" fo:margin-left="0.5in" fo:margin-right="0.5in" style:first-page-number="continue" style:scale-to-X="1" style:scale-to-Y="1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16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tirement_20_Checklist" style:display-name="PageStyle_Retirement 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tirement checklist</dc:title>
    <meta:initial-creator>Muhammad Naveed Ahmed</meta:initial-creator>
    <meta:creation-date>2000-04-26T11:30:49</meta:creation-date>
    <dc:creator>Muhammad Naveed Ahmed</dc:creator>
    <dc:date>2015-04-20T16:26:48</dc:date>
    <meta:print-date>2015-04-20T16:26:44</meta:print-date>
    <meta:document-statistic meta:table-count="2" meta:cell-count="91" meta:object-count="0"/>
    <meta:generator>OpenOffice/4.1.1$Win32 OpenOffice.org_project/411m6$Build-9775</meta:generator>
    <meta:user-defined meta:name="APAuthor">191</meta:user-defined>
    <meta:user-defined meta:name="APEditor">92</meta:user-defined>
    <meta:user-defined meta:name="APTrustLevel">1.00000000000000</meta:user-defined>
    <meta:user-defined meta:name="AppVer"/>
    <meta:user-defined meta:name="Applications" meta:value-type="string">23;#Microsoft Office Excel 2007;#79;#Template 12;#347;#Work Essentials 12;#22;#Excel 2003</meta:user-defined>
    <meta:user-defined meta:name="AssetId" meta:value-type="string">TS001208552</meta:user-defined>
    <meta:user-defined meta:name="AssetType" meta:value-type="string">TP</meta:user-defined>
    <meta:user-defined meta:name="AuthoringAssetId" meta:value-type="string">TP001208552</meta:user-defined>
    <meta:user-defined meta:name="BugNumber" meta:value-type="string">4249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AssetId" meta:value-type="string"/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64395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Retirement checklist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Retirement checklist</meta:user-defined>
    <meta:user-defined meta:name="TPInstallLocation" meta:value-type="string">{My Templates}</meta:user-defined>
    <meta:user-defined meta:name="TPLaunchHelpLink" meta:value-type="string"/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Never Localize</meta:user-defined>
    <meta:user-defined meta:name="UANotes" meta:value-type="string">WE template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